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statusirish">
      <style:paragraph-properties fo:margin-top="0.199cm" fo:margin-bottom="0.199cm" fo:background-color="transparent"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
    </style:style>
    <style:style style:name="P8" style:family="paragraph" style:parent-style-name="statusenglish">
      <style:paragraph-properties fo:background-color="#ffffff" text:number-lines="false" text:line-number="0">
        <style:background-image/>
      </style:paragraph-properties>
    </style:style>
    <style:style style:name="P9" style:family="paragraph" style:parent-style-name="arrangementofsections">
      <style:paragraph-properties fo:text-align="start" style:justify-single-word="false"/>
    </style:style>
    <style:style style:name="P10" style:family="paragraph" style:parent-style-name="graphic">
      <style:paragraph-properties fo:break-before="page" text:number-lines="false" text:line-number="0"/>
    </style:style>
    <style:style style:name="P11" style:family="paragraph" style:parent-style-name="actsreferredto">
      <style:paragraph-properties fo:break-before="page"/>
    </style:style>
    <style:style style:name="P12" style:family="paragraph" style:parent-style-name="subsection">
      <style:paragraph-properties fo:break-before="page"/>
    </style:style>
    <style:style style:name="P13" style:family="paragraph" style:parent-style-name="shorttitleenglish">
      <style:paragraph-properties text:number-lines="true" text:line-number="0"/>
    </style:style>
    <style:style style:name="P14" style:family="paragraph" style:parent-style-name="actreferredto">
      <style:paragraph-properties>
        <style:tab-stops/>
      </style:paragraph-properties>
    </style:style>
    <style:style style:name="P15" style:family="paragraph" style:parent-style-name="centered">
      <style:paragraph-properties text:number-lines="false" text:line-number="0"/>
      <style:text-properties style:font-name="Times New Roman3" style:font-name-asian="Times New Roman3" style:font-name-complex="Times New Roman3"/>
    </style:style>
    <style:style style:name="P16"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7" style:family="paragraph" style:parent-style-name="Standard">
      <style:paragraph-properties text:number-lines="false" text:line-number="0"/>
    </style:style>
    <style:style style:name="P18" style:family="paragraph" style:parent-style-name="Standard">
      <style:paragraph-properties text:number-lines="false" text:line-number="0"/>
      <style:text-properties style:font-name="Times New Roman3" style:font-name-asian="Times New Roman3" style:font-name-complex="Times New Roman3"/>
    </style:style>
    <style:style style:name="P19" style:family="paragraph" style:parent-style-name="bill">
      <style:paragraph-properties text:number-lines="false" text:line-number="0"/>
    </style:style>
    <style:style style:name="P20" style:family="paragraph" style:parent-style-name="shorttitlebackpage">
      <style:paragraph-properties text:number-lines="false" text:line-number="0"/>
    </style:style>
    <style:style style:name="P21" style:family="paragraph" style:parent-style-name="hr2">
      <style:paragraph-properties text:number-lines="false" text:line-number="0"/>
    </style:style>
    <style:style style:name="P22" style:family="paragraph" style:parent-style-name="hr2">
      <style:paragraph-properties text:number-lines="false" text:line-number="0"/>
      <style:text-properties style:font-name="Times New Roman"/>
    </style:style>
    <style:style style:name="P23" style:family="paragraph" style:parent-style-name="hr2">
      <style:paragraph-properties text:number-lines="false" text:line-number="0"/>
      <style:text-properties style:font-name="Times New Roman3" style:font-name-asian="Times New Roman3" style:font-name-complex="Times New Roman3"/>
    </style:style>
    <style:style style:name="P24" style:family="paragraph" style:parent-style-name="asinitiated">
      <style:paragraph-properties text:number-lines="false" text:line-number="0"/>
    </style:style>
    <style:style style:name="P25" style:family="paragraph" style:parent-style-name="Standard" style:master-page-name="frontcover">
      <style:paragraph-properties style:page-number="1"/>
    </style:style>
    <style:style style:name="P26"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Times New Roman"/>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style:font-name="Times New Roman" fo:font-style="italic" style:font-style-asian="italic" style:font-style-complex="italic"/>
    </style:style>
    <style:style style:name="T8" style:family="text">
      <style:text-properties style:font-name="Times New Roman" style:font-name-asian="Times New Roman3" style:font-name-complex="Times New Roman3"/>
    </style:style>
    <style:style style:name="T9" style:family="text">
      <style:text-properties style:font-name="Times New Roman3"/>
    </style:style>
    <style:style style:name="T10" style:family="text">
      <style:text-properties style:font-name="Times New Roman3" style:font-name-asian="Times New Roman3" style:font-name-complex="Times New Roman3"/>
    </style:style>
    <style:style style:name="T11" style:family="text">
      <style:text-properties style:font-name="Times New Roman3" fo:font-style="italic" style:font-name-asian="Times New Roman3" style:font-style-asian="italic" style:font-name-complex="Times New Roman3" style:font-style-complex="italic"/>
    </style:style>
    <style:style style:name="T12"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54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Ionadúchán Au Pair, 2016" text:name="GA_shorttitle"/>
        <text:user-field-decl office:value-type="string" office:string-value="Au Pair Placement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for the purposes of the better protection of rights of young people on cultural and education exchange programs with no more than 30 hours light domestic help per week in exchange for hospitality, lodging and pocket money, to be known as ‘Au Pair Placements’; to set up a new Au Pair Accreditation Council tasked with the protection of these rights and the oversight and registration of Au Pair Placements; to give the relevant Minister powers to make regulations defining the rights and responsibilities of those participating in Au Pair exchanges, accredited agencies and the Au Pair Accreditation Council." text:name="EN_longtitle"/>
        <text:user-field-decl office:value-type="string" office:string-value="GA_shorttitle_caps" text:name="GA_shorttitle_caps"/>
        <text:user-field-decl office:value-type="string" office:string-value="AN BILLE UM IONADÚCHÁN AU PAIR, 2016" text:name="GA_shorttitleAn"/>
      </text:user-field-decls>
      <text:p text:style-name="P25"/>
      <text:p text:style-name="Standard"/>
      <text:p text:style-name="graphic_5f_frontpage"/>
      <text:p text:style-name="hr"/>
      <text:p text:style-name="shorttitleirish_5f_frontpage"><text:span text:style-name="bold_5f_noitalic_5f_nounderline"><text:span text:style-name="T5">An Bille um Ionadúchán </text:span></text:span><text:span text:style-name="bold_5f_noitalic_5f_nounderline"><text:span text:style-name="T7">Au Pair</text:span></text:span><text:span text:style-name="bold_5f_noitalic_5f_nounderline"><text:span text:style-name="T5">, 2016</text:span></text:span></text:p>
      <text:p text:style-name="shorttitleenglish_5f_frontpage"><text:span text:style-name="bold_5f_noitalic_5f_nounderline"><text:span text:style-name="T5">Au Pair Placement Bill 2016</text:span></text:span></text:p>
      <text:p text:style-name="P7"/>
      <text:p text:style-name="asinitiated"><text:span text:style-name="bold_5f_noitalic_5f_nounderline"><text:span text:style-name="T6">Mar a tionscnaíodh</text:span></text:span></text:p>
      <text:p text:style-name="asinitiated"><text:span text:style-name="bold_5f_noitalic_5f_nounderline"><text:span text:style-name="T6">As initiated</text:span></text:span></text:p>
      <text:p text:style-name="hr"/>
      <text:p text:style-name="P26"/>
      <text:p text:style-name="hr"/>
      <text:p text:style-name="shorttitleirish"><text:user-field-get text:name="GA_shorttitle">An Bille um Ionadúchán Au Pair, 2016</text:user-field-get></text:p>
      <text:p text:style-name="shorttitleenglish"><text:span text:style-name="bold_5f_noitalic_5f_nounderline"><text:span text:style-name="T2"><text:user-field-get text:name="EN_shorttitle">Au Pair Placement Bill 2016</text:user-field-get></text:span></text:span></text:p>
      <text:p text:style-name="hr"/>
      <text:p text:style-name="P5"><text:span text:style-name="nobold_5f_italic_5f_nounderline"><text:user-field-get text:name="GA_DOC_STAGE">Mar a tionscnaíodh</text:user-field-get></text:span><text:span text:style-name="nobold_5f_italic_5f_nounderline"> </text:span></text:p>
      <text:p text:style-name="P8"><text:span text:style-name="nobold_5f_italic_5f_nounderline"><text:user-field-get text:name="EN_DOC_STAGE">As initiated</text:user-field-get></text:span><text:span text:style-name="nobold_5f_italic_5f_nounderline"> </text:span></text:p>
      <text:p text:style-name="hr"/>
      <text:p text:style-name="P6"/>
      <text:p text:style-name="arrangementofsections">CONTENTS</text:p>
      <text:p text:style-name="arrangementofsections"/>
      <text:p text:style-name="P9">Section</text:p>
      <text:p text:style-name="tocsectionnumber">1. <text:s/><text:bookmark-ref text:reference-format="text" text:ref-name="toc_book_1">Definitions</text:bookmark-ref></text:p>
      <text:p text:style-name="tocsectionnumber">2. <text:s/><text:bookmark-ref text:reference-format="text" text:ref-name="toc_book_2">Eligibility for persons to enter into an Au Pair Exchange Placement and terms and conditions of Placement Contract</text:bookmark-ref></text:p>
      <text:p text:style-name="tocsectionnumber">3. <text:s/><text:bookmark-ref text:reference-format="text" text:ref-name="toc_book_3">Establish an independent public authority for accreditation of Au Pair Agencies, control of Au Pair Agency activities and Ministerial Authority</text:bookmark-ref></text:p>
      <text:p text:style-name="tocsectionnumber">4. <text:s/><text:bookmark-ref text:reference-format="text" text:ref-name="toc_book_4">Procedures for handling of complaints and disputes arising during Au Pair Placement</text:bookmark-ref></text:p>
      <text:p text:style-name="tocsectionnumber">5. <text:s/><text:bookmark-ref text:reference-format="text" text:ref-name="toc_book_5">Accredited Agencies and Registration of Au Pair Placement Contracts</text:bookmark-ref></text:p>
      <text:p text:style-name="tocsectionnumber">6. <text:s/><text:bookmark-ref text:reference-format="text" text:ref-name="toc_book_6">Ministerial Authority</text:bookmark-ref></text:p>
      <text:p text:style-name="tocsectionnumber">7. <text:s/><text:bookmark-ref text:reference-format="text" text:ref-name="toc_book_7">Short title and commencement</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1">Act Referred to</text:p>
          </text:index-title>
          <text:p text:style-name="P14">Immigration Act 2004 (No. 1)</text:p>
        </text:index-body>
      </text:alphabetical-index>
      <text:p text:style-name="Standard"/>
      <text:p text:style-name="P10"/>
      <text:p text:style-name="hr"/>
      <text:p text:style-name="shorttitleirish"><text:hidden-text text:condition="ooow:" text:string-value="P5:L1" text:is-hidden="true"/><text:user-field-get text:name="GA_shorttitle">An Bille um Ionadúchán Au Pair, 2016</text:user-field-get></text:p>
      <text:p text:style-name="P13"><text:hidden-text text:condition="ooow:" text:string-value="P5:L2" text:is-hidden="true"/><text:span text:style-name="bold_5f_noitalic_5f_nounderline"><text:span text:style-name="T2"><text:user-field-get text:name="EN_shorttitle">Au Pair Placement Bill 2016</text:user-field-get></text:span></text:span><text:span text:style-name="bold_5f_noitalic_5f_nounderline"><text:span text:style-name="T2"> </text:span></text:span></text:p>
      <text:p text:style-name="hr"/>
      <text:p text:style-name="bill"><text:hidden-text text:condition="ooow:" text:string-value="P5:L3" text:is-hidden="true"/><text:user-field-get text:name="STATUS">Bill</text:user-field-get></text:p>
      <text:p text:style-name="entitled"><text:hidden-text text:condition="ooow:" text:string-value="P5:L4" text:is-hidden="true"/>entitled</text:p>
      <text:p text:style-name="longtitle"><text:hidden-text text:condition="ooow:" text:string-value="P5:L5" text:is-hidden="true"/>An Act for the purposes of the better protection of rights of young people on cultural <text:hidden-text text:condition="ooow:" text:string-value="P5:L6" text:is-hidden="true"/>and education exchange programmes with no more than 30 hours light domestic help <text:hidden-text text:condition="ooow:" text:string-value="P5:L7" text:is-hidden="true"/>per week in exchange for hospitality, lodging and pocket money, to be known as ‘Au <text:hidden-text text:condition="ooow:" text:string-value="P5:L8" text:is-hidden="true"/>Pair Placements’; to set up a new Au Pair Accreditation Council tasked with the <text:hidden-text text:condition="ooow:" text:string-value="P5:L9" text:is-hidden="true"/>protection of these rights and the oversight and registration of Au Pair Placements; to <text:hidden-text text:condition="ooow:" text:string-value="P5:L10" text:is-hidden="true"/>give the relevant Minister powers to make regulations defining the rights and <text:hidden-text text:condition="ooow:" text:string-value="P5:L11" text:is-hidden="true"/>responsibilities of those participating in Au Pair exchanges, accredited agencies and the <text:hidden-text text:condition="ooow:" text:string-value="P5:L12" text:is-hidden="true"/>Au Pair Accreditation Council.</text:p>
      <text:p text:style-name="enacted"><text:hidden-text text:condition="ooow:" text:string-value="P5:L13" text:is-hidden="true"/>Be it enacted by the Oireachtas as follows:</text:p>
      <text:p text:style-name="shouldernote"><text:hidden-text text:condition="ooow:" text:string-value="P5:L14" text:is-hidden="true"/><text:bookmark-start text:name="toc_book_1"/>Definitions<text:bookmark-end text:name="toc_book_1"/></text:p>
      <text:p text:style-name="subsection"><text:hidden-text text:condition="ooow:" text:string-value="P5:L15" text:is-hidden="true"/><text:reference-mark-start text:name="sectionnumber_1"/><text:span text:style-name="T2"><text:sequence text:ref-name="refsectionnumber0" text:name="sectionnumber" style:num-format="1">1</text:sequence></text:span><text:reference-mark-end text:name="sectionnumber_1"/><text:span text:style-name="T2">.</text:span><text:tab/><text:reference-mark-start text:name="subsectionnumber_1"/>(<text:sequence text:ref-name="refsubsectionnumber0" text:name="subsectionnumber" style:num-format="1">1</text:sequence>)<text:reference-mark-end text:name="subsectionnumber_1"/><text:tab/>In this Act⁠—</text:p>
      <text:p text:style-name="subsection"><text:hidden-text text:condition="ooow:" text:string-value="P5:L16" text:is-hidden="true"/><text:tab/><text:tab/>an “Au Pair Stay” is a temporary live-in arrangement of less than 1 year of an <text:hidden-text text:condition="ooow:" text:string-value="P5:L17" text:is-hidden="true"/>individual registered on an Au Pair Placement as assigned by <text:span text:style-name="T3">section</text:span> <text:span text:style-name="T3"><text:reference-ref text:reference-format="text" text:ref-name="sectionnumber_2">2</text:reference-ref></text:span>;</text:p>
      <text:p text:style-name="subsection"><text:hidden-text text:condition="ooow:" text:string-value="P5:L18" text:is-hidden="true"/><text:tab/><text:tab/>“Au Pair” means a person who participates on an Au Pair exchange with an Agency, <text:hidden-text text:condition="ooow:" text:string-value="P5:L19" text:is-hidden="true"/>stays with a host and performs light domestic duties in exchange for hospitality <text:hidden-text text:condition="ooow:" text:string-value="P5:L20" text:is-hidden="true"/>lodging and pocket money;</text:p>
      <text:p text:style-name="subsection"><text:hidden-text text:condition="ooow:" text:string-value="P5:L21" text:is-hidden="true"/><text:tab/><text:tab/>“Au Pair Accreditation Council”, hereafter known as “the Council”, means the Au <text:hidden-text text:condition="ooow:" text:string-value="P5:L22" text:is-hidden="true"/>Pair Agency accreditation body as assigned by <text:span text:style-name="T3">section</text:span> <text:span text:style-name="T3"><text:reference-ref text:reference-format="text" text:ref-name="sectionnumber_5">5</text:reference-ref></text:span>;</text:p>
      <text:p text:style-name="subsection"><text:hidden-text text:condition="ooow:" text:string-value="P5:L23" text:is-hidden="true"/><text:tab/><text:tab/>“Au Pair Placement Agency”, hereafter known as an [the] Agency, is an agency <text:hidden-text text:condition="ooow:" text:string-value="P5:L24" text:is-hidden="true"/>accredited with Au Pair Accreditation Council;</text:p>
      <text:p text:style-name="subsection"><text:hidden-text text:condition="ooow:" text:string-value="P5:L25" text:is-hidden="true"/><text:tab/><text:tab/>“Au Pair Placement” is defined as “a cultural, learning and educational exchange to <text:hidden-text text:condition="ooow:" text:string-value="P5:L26" text:is-hidden="true"/>include no more than 30 hours per week or 7 hours per day light domestic duties in <text:hidden-text text:condition="ooow:" text:string-value="P5:L27" text:is-hidden="true"/>exchange for hospitality, lodgings and pocket money”;</text:p>
      <text:p text:style-name="subsection"><text:hidden-text text:condition="ooow:" text:string-value="P5:L28" text:is-hidden="true"/><text:tab/><text:tab/>“Au Pair Placement Contract” means⁠—</text:p>
      <text:p text:style-name="paragraph"><text:hidden-text text:condition="ooow:" text:string-value="P5:L29" text:is-hidden="true"/><text:tab/><text:reference-mark-start text:name="paragraphnumber_1"/>(<text:sequence text:ref-name="refparagraphnumber0" text:name="paragraphnumber" text:formula="ooow:1" style:num-format="a">a</text:sequence>)<text:reference-mark-end text:name="paragraphnumber_1"/><text:tab/>a contract whereby an Au Pair agrees with a Host family to do or perform <text:hidden-text text:condition="ooow:" text:string-value="P5:L30" text:is-hidden="true"/>personally services as prescribed by an Agency,</text:p>
      <text:p text:style-name="paragraph"><text:hidden-text text:condition="ooow:" text:string-value="P5:L31" text:is-hidden="true"/><text:tab/><text:reference-mark-start text:name="paragraphnumber_2"/>(<text:sequence text:ref-name="refparagraphnumber1" text:name="paragraphnumber" text:formula="ooow:paragraphnumber+1" style:num-format="a">b</text:sequence>)<text:reference-mark-end text:name="paragraphnumber_2"/><text:tab/>the contract must be in writing and registered with an accredited Agency as <text:hidden-text text:condition="ooow:" text:string-value="P5:L32" text:is-hidden="true"/>assigned by <text:span text:style-name="T3">section</text:span> <text:span text:style-name="T3"><text:reference-ref text:reference-format="text" text:ref-name="sectionnumber_5">5</text:reference-ref></text:span>;</text:p>
      <text:p text:style-name="subsection"><text:soft-page-break/><text:hidden-text text:condition="ooow:" text:string-value="P6:L1" text:is-hidden="true"/><text:tab/><text:tab/>“Host” means a person or persons who provide hospitality, lodgings and pocket <text:hidden-text text:condition="ooow:" text:string-value="P6:L2" text:is-hidden="true"/>money to an Au Pair engaging on an Au Pair Exchange;</text:p>
      <text:p text:style-name="subsection"><text:hidden-text text:condition="ooow:" text:string-value="P6:L3" text:is-hidden="true"/><text:tab/><text:tab/>“household duties/light housework” have their meanings assigned by <text:span text:style-name="T3">section</text:span> <text:span text:style-name="T3"><text:reference-ref text:reference-format="text" text:ref-name="sectionnumber_2">2</text:reference-ref></text:span><text:span text:style-name="T3"><text:reference-ref text:reference-format="text" text:ref-name="subsectionnumber_4">(2)</text:reference-ref></text:span>;</text:p>
      <text:p text:style-name="subsection"><text:hidden-text text:condition="ooow:" text:string-value="P6:L4" text:is-hidden="true"/><text:tab/><text:tab/>“Minister” means the Minister for Children and Youth Affairs;</text:p>
      <text:p text:style-name="subsection"><text:hidden-text text:condition="ooow:" text:string-value="P6:L5" text:is-hidden="true"/><text:tab/><text:tab/>“prescribed” means prescribed by regulations made under this Act by the Minister.</text:p>
      <text:p text:style-name="subsection"><text:hidden-text text:condition="ooow:" text:string-value="P6:L6" text:is-hidden="true"/><text:tab/><text:reference-mark-start text:name="subsectionnumber_2"/>(<text:sequence text:ref-name="refsubsectionnumber1" text:name="subsectionnumber" text:formula="ooow:subsectionnumber+1" style:num-format="1">2</text:sequence>)<text:reference-mark-end text:name="subsectionnumber_2"/><text:tab/>A reference in this Act to an Au Pair, a Host or an Agency shall be construed as a <text:hidden-text text:condition="ooow:" text:string-value="P6:L7" text:is-hidden="true"/>reference to a person on an Au Pair Placement by that Host or to whom the Host is <text:hidden-text text:condition="ooow:" text:string-value="P6:L8" text:is-hidden="true"/>liable to pay pocket money, provide lodgings and other contractual obligations as <text:hidden-text text:condition="ooow:" text:string-value="P6:L9" text:is-hidden="true"/>assigned under <text:span text:style-name="T3">section</text:span> <text:span text:style-name="T3"><text:reference-ref text:reference-format="text" text:ref-name="sectionnumber_2">2</text:reference-ref></text:span>.</text:p>
      <text:p text:style-name="shouldernote"><text:hidden-text text:condition="ooow:" text:string-value="P6:L10" text:is-hidden="true"/><text:bookmark-start text:name="toc_book_2"/>Eligibility for persons to enter into an Au Pair Exchange Placement and terms and <text:hidden-text text:condition="ooow:" text:string-value="P6:L11" text:is-hidden="true"/>conditions of Placement Contract<text:bookmark-end text:name="toc_book_2"/></text:p>
      <text:p text:style-name="subsection"><text:hidden-text text:condition="ooow:" text:string-value="P6:L12"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text:reference-mark-start text:name="subsectionnumber_3"/>(<text:sequence text:ref-name="refsubsectionnumber2" text:name="subsectionnumber" style:num-format="1">1</text:sequence>)<text:reference-mark-end text:name="subsectionnumber_3"/><text:tab/>To enter into an Au Pair Placement, as an Au Pair, an eligible person, must be:</text:p>
      <text:p text:style-name="paragraph"><text:hidden-text text:condition="ooow:" text:string-value="P6:L13" text:is-hidden="true"/><text:tab/><text:reference-mark-start text:name="paragraphnumber_3"/>(<text:sequence text:ref-name="refparagraphnumber2" text:name="paragraphnumber" text:formula="ooow:1" style:num-format="a">a</text:sequence>)<text:reference-mark-end text:name="paragraphnumber_3"/><text:tab/>a citizen of the EU; or</text:p>
      <text:p text:style-name="paragraph"><text:hidden-text text:condition="ooow:" text:string-value="P6:L14" text:is-hidden="true"/><text:tab/><text:reference-mark-start text:name="paragraphnumber_4"/>(<text:sequence text:ref-name="refparagraphnumber3" text:name="paragraphnumber" text:formula="ooow:paragraphnumber+1" style:num-format="a">b</text:sequence>)<text:reference-mark-end text:name="paragraphnumber_4"/><text:tab/>be a non-citizen of the EU ordinarily resident in the Republic of Ireland with a <text:hidden-text text:condition="ooow:" text:string-value="P6:L15" text:is-hidden="true"/>student entry visa as prescribed by Ministerial Order under the <text:alphabetical-index-mark text:string-value="Immigration Act 2004 (No. 1)"/><text:a xlink:type="simple" xlink:href="http://www.irishstatutebook.ie/eli/2004/act/1/enacted/en/html">Immigration Act </text:a><text:a xlink:type="simple" xlink:href="http://www.irishstatutebook.ie/eli/2004/act/1/enacted/en/html"><text:hidden-text text:condition="ooow:" text:string-value="P6:L16" text:is-hidden="true"/></text:a><text:a xlink:type="simple" xlink:href="http://www.irishstatutebook.ie/eli/2004/act/1/enacted/en/html">2004</text:a>.</text:p>
      <text:p text:style-name="subsection"><text:hidden-text text:condition="ooow:" text:string-value="P6:L17" text:is-hidden="true"/><text:tab/><text:reference-mark-start text:name="subsectionnumber_4"/>(<text:sequence text:ref-name="refsubsectionnumber3" text:name="subsectionnumber" text:formula="ooow:subsectionnumber+1" style:num-format="1">2</text:sequence>)<text:reference-mark-end text:name="subsectionnumber_4"/><text:tab/>An Au Pair Placement must:</text:p>
      <text:p text:style-name="paragraph"><text:hidden-text text:condition="ooow:" text:string-value="P6:L18" text:is-hidden="true"/><text:tab/><text:reference-mark-start text:name="paragraphnumber_5"/>(<text:sequence text:ref-name="refparagraphnumber4" text:name="paragraphnumber" text:formula="ooow:1" style:num-format="a">a</text:sequence>)<text:reference-mark-end text:name="paragraphnumber_5"/><text:tab/>be of no more than one year duration, after which time the Au Pair Placement <text:hidden-text text:condition="ooow:" text:string-value="P6:L19" text:is-hidden="true"/>Contract is subject to termination or renewed registration with the Au Pair <text:hidden-text text:condition="ooow:" text:string-value="P6:L20" text:is-hidden="true"/>Agency;</text:p>
      <text:p text:style-name="paragraph"><text:hidden-text text:condition="ooow:" text:string-value="P6:L21" text:is-hidden="true"/><text:tab/><text:reference-mark-start text:name="paragraphnumber_6"/>(<text:sequence text:ref-name="refparagraphnumber5" text:name="paragraphnumber" text:formula="ooow:paragraphnumber+1" style:num-format="a">b</text:sequence>)<text:reference-mark-end text:name="paragraphnumber_6"/><text:tab/>have cultural, educational and learning content to the exchange as assigned by an <text:hidden-text text:condition="ooow:" text:string-value="P6:L22" text:is-hidden="true"/>accredited agency in accordance with <text:span text:style-name="T4">section </text:span><text:span text:style-name="T4"><text:reference-ref text:reference-format="text" text:ref-name="sectionnumber_3">3</text:reference-ref></text:span> of this Act;</text:p>
      <text:p text:style-name="paragraph"><text:hidden-text text:condition="ooow:" text:string-value="P6:L23" text:is-hidden="true"/><text:tab/><text:reference-mark-start text:name="paragraphnumber_7"/>(<text:sequence text:ref-name="refparagraphnumber6" text:name="paragraphnumber" text:formula="ooow:paragraphnumber+1" style:num-format="a">c</text:sequence>)<text:reference-mark-end text:name="paragraphnumber_7"/><text:tab/>involve no more than 30 hours per week, or 7 hours per day, light housework <text:hidden-text text:condition="ooow:" text:string-value="P6:L24" text:is-hidden="true"/>during the exchange, including childminding, domestic chores and other <text:hidden-text text:condition="ooow:" text:string-value="P6:L25" text:is-hidden="true"/>household duties as specified by an agency, to be based on Council guidelines;</text:p>
      <text:p text:style-name="paragraph"><text:hidden-text text:condition="ooow:" text:string-value="P6:L26" text:is-hidden="true"/><text:tab/><text:reference-mark-start text:name="paragraphnumber_8"/>(<text:sequence text:ref-name="refparagraphnumber7" text:name="paragraphnumber" text:formula="ooow:paragraphnumber+1" style:num-format="a">d</text:sequence>)<text:reference-mark-end text:name="paragraphnumber_8"/><text:tab/>include a written agreement known as an Au Pair Placement Contract with a <text:hidden-text text:condition="ooow:" text:string-value="P6:L27" text:is-hidden="true"/>Host, which prescribes the terms and conditions of the exchange which shall <text:hidden-text text:condition="ooow:" text:string-value="P6:L28" text:is-hidden="true"/>include substantive provisions as assigned by <text:span text:style-name="T4">section </text:span><text:span text:style-name="T4"><text:reference-ref text:reference-format="text" text:ref-name="sectionnumber_2">2</text:reference-ref></text:span><text:span text:style-name="T4"><text:reference-ref text:reference-format="text" text:ref-name="subsectionnumber_5">(3)</text:reference-ref></text:span> of this Act;</text:p>
      <text:p text:style-name="paragraph"><text:hidden-text text:condition="ooow:" text:string-value="P6:L29" text:is-hidden="true"/><text:tab/><text:reference-mark-start text:name="paragraphnumber_9"/>(<text:sequence text:ref-name="refparagraphnumber8" text:name="paragraphnumber" text:formula="ooow:paragraphnumber+1" style:num-format="a">e</text:sequence>)<text:reference-mark-end text:name="paragraphnumber_9"/><text:tab/>the Au Pair Placement Contract must be registered with an accredited agency to <text:hidden-text text:condition="ooow:" text:string-value="P6:L30" text:is-hidden="true"/>be considered an Au Pair Placement in accordance with this Act and both the <text:hidden-text text:condition="ooow:" text:string-value="P6:L31" text:is-hidden="true"/>Host and the Au Pair must agree to adhere to contractual guidelines as prescribed <text:hidden-text text:condition="ooow:" text:string-value="P6:L32" text:is-hidden="true"/>by an accredited agency as assigned in <text:span text:style-name="T3">section</text:span> <text:span text:style-name="T3"><text:reference-ref text:reference-format="text" text:ref-name="sectionnumber_3">3</text:reference-ref></text:span>;</text:p>
      <text:p text:style-name="paragraph"><text:hidden-text text:condition="ooow:" text:string-value="P6:L33" text:is-hidden="true"/><text:tab/><text:reference-mark-start text:name="paragraphnumber_10"/>(<text:sequence text:ref-name="refparagraphnumber9" text:name="paragraphnumber" text:formula="ooow:paragraphnumber+1" style:num-format="a">f</text:sequence>)<text:reference-mark-end text:name="paragraphnumber_10"/><text:tab/>the placement must be a live-in arrangement, whereby the Au Pair is ordinarily <text:hidden-text text:condition="ooow:" text:string-value="P6:L34" text:is-hidden="true"/>resident in the primary home of the Host.</text:p>
      <text:p text:style-name="subsection"><text:hidden-text text:condition="ooow:" text:string-value="P6:L35" text:is-hidden="true"/><text:tab/><text:reference-mark-start text:name="subsectionnumber_5"/>(<text:sequence text:ref-name="refsubsectionnumber4" text:name="subsectionnumber" text:formula="ooow:subsectionnumber+1" style:num-format="1">3</text:sequence>)<text:reference-mark-end text:name="subsectionnumber_5"/><text:tab/>An Au Pair Placement Contract shall:</text:p>
      <text:p text:style-name="paragraph"><text:hidden-text text:condition="ooow:" text:string-value="P6:L36" text:is-hidden="true"/><text:tab/><text:reference-mark-start text:name="paragraphnumber_11"/>(<text:sequence text:ref-name="refparagraphnumber10" text:name="paragraphnumber" text:formula="ooow:1" style:num-format="a">a</text:sequence>)<text:reference-mark-end text:name="paragraphnumber_11"/><text:tab/>include a section specifying the duties of the host with regards the Au Pair based <text:hidden-text text:condition="ooow:" text:string-value="P6:L37" text:is-hidden="true"/>on criteria established by an agency in accordance with this Act;</text:p>
      <text:p text:style-name="paragraph"><text:hidden-text text:condition="ooow:" text:string-value="P6:L38" text:is-hidden="true"/><text:tab/><text:reference-mark-start text:name="paragraphnumber_12"/>(<text:sequence text:ref-name="refparagraphnumber11" text:name="paragraphnumber" text:formula="ooow:paragraphnumber+1" style:num-format="a">b</text:sequence>)<text:reference-mark-end text:name="paragraphnumber_12"/><text:tab/>include a section specifying the obligation on the host to provide board and <text:hidden-text text:condition="ooow:" text:string-value="P6:L39" text:is-hidden="true"/>lodging for the Au Pair and that the Host shall place at disposal of the Au Pair a <text:soft-page-break/><text:hidden-text text:condition="ooow:" text:string-value="P7:L1" text:is-hidden="true"/>separate suitable room/a suitable shared room.</text:p>
      <text:p text:style-name="shouldernote"><text:hidden-text text:condition="ooow:" text:string-value="P7:L2" text:is-hidden="true"/><text:bookmark-start text:name="toc_book_3"/>Establish an independent public authority for accreditation of Au Pair Agencies, control <text:hidden-text text:condition="ooow:" text:string-value="P7:L3" text:is-hidden="true"/>of Au Pair Agency activities and Ministerial Authority<text:bookmark-end text:name="toc_book_3"/></text:p>
      <text:p text:style-name="subsection"><text:hidden-text text:condition="ooow:" text:string-value="P7:L4"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ext:reference-mark-start text:name="subsectionnumber_6"/>(<text:sequence text:ref-name="refsubsectionnumber5" text:name="subsectionnumber" style:num-format="1">1</text:sequence>)<text:reference-mark-end text:name="subsectionnumber_6"/><text:tab/>The Minister may by order appoint a day to be the establishment day for the purposes <text:hidden-text text:condition="ooow:" text:string-value="P7:L5" text:is-hidden="true"/>of this Act.</text:p>
      <text:p text:style-name="subsection"><text:hidden-text text:condition="ooow:" text:string-value="P7:L6" text:is-hidden="true"/><text:tab/><text:reference-mark-start text:name="subsectionnumber_7"/>(<text:sequence text:ref-name="refsubsectionnumber6" text:name="subsectionnumber" text:formula="ooow:subsectionnumber+1" style:num-format="1">2</text:sequence>)<text:reference-mark-end text:name="subsectionnumber_7"/><text:tab/>On the establishment day there shall stand established a body to be known as the Au <text:hidden-text text:condition="ooow:" text:string-value="P7:L7" text:is-hidden="true"/>Pair Accreditation Council, and in this Act referred to as “the Council”, to perform the <text:hidden-text text:condition="ooow:" text:string-value="P7:L8" text:is-hidden="true"/>functions assigned to it by this Act.</text:p>
      <text:p text:style-name="subsection"><text:hidden-text text:condition="ooow:" text:string-value="P7:L9" text:is-hidden="true"/><text:tab/><text:reference-mark-start text:name="subsectionnumber_8"/>(<text:sequence text:ref-name="refsubsectionnumber7" text:name="subsectionnumber" text:formula="ooow:subsectionnumber+1" style:num-format="1">3</text:sequence>)<text:reference-mark-end text:name="subsectionnumber_8"/><text:tab/>The Council shall have all such powers as are necessary or expedient for the <text:hidden-text text:condition="ooow:" text:string-value="P7:L10" text:is-hidden="true"/>performance of its functions, including the power to mandate that all Au Pair <text:hidden-text text:condition="ooow:" text:string-value="P7:L11" text:is-hidden="true"/>Placement Agencies seek accreditation from the Council and the power to require that <text:hidden-text text:condition="ooow:" text:string-value="P7:L12" text:is-hidden="true"/>all Au Pair Placements are written contracts registered with an accredited Au Pair <text:hidden-text text:condition="ooow:" text:string-value="P7:L13" text:is-hidden="true"/>Agency.</text:p>
      <text:p text:style-name="paragraph"><text:hidden-text text:condition="ooow:" text:string-value="P7:L14" text:is-hidden="true"/><text:tab/><text:reference-mark-start text:name="subsectionnumber_9"/>(<text:sequence text:ref-name="refsubsectionnumber8" text:name="subsectionnumber" text:formula="ooow:subsectionnumber+1" style:num-format="1">4</text:sequence>)<text:reference-mark-end text:name="subsectionnumber_9"/> <text:s/><text:reference-mark-start text:name="paragraphnumber_13"/>(<text:sequence text:ref-name="refparagraphnumber12" text:name="paragraphnumber" text:formula="ooow:1" style:num-format="a">a</text:sequence>)<text:reference-mark-end text:name="paragraphnumber_13"/><text:tab/>The Council shall have the power to prescribe the terms and conditions of Au <text:hidden-text text:condition="ooow:" text:string-value="P7:L15" text:is-hidden="true"/>Pair Placements, subject to the necessary prescriptions in <text:span text:style-name="T4">section </text:span><text:span text:style-name="T4"><text:reference-ref text:reference-format="text" text:ref-name="sectionnumber_2">2</text:reference-ref></text:span> of this Act <text:hidden-text text:condition="ooow:" text:string-value="P7:L16" text:is-hidden="true"/>and of Regulations so prescribed by the Minister arising from <text:span text:style-name="T4">section </text:span><text:span text:style-name="T4"><text:reference-ref text:reference-format="text" text:ref-name="sectionnumber_3">3</text:reference-ref></text:span><text:span text:style-name="T4"><text:reference-ref text:reference-format="text" text:ref-name="subsectionnumber_10">(5)</text:reference-ref></text:span> of this <text:hidden-text text:condition="ooow:" text:string-value="P7:L17" text:is-hidden="true"/>Act.</text:p>
      <text:p text:style-name="paragraph"><text:hidden-text text:condition="ooow:" text:string-value="P7:L18" text:is-hidden="true"/><text:tab/><text:reference-mark-start text:name="paragraphnumber_14"/>(<text:sequence text:ref-name="refparagraphnumber13" text:name="paragraphnumber" text:formula="ooow:paragraphnumber+1" style:num-format="a">b</text:sequence>)<text:reference-mark-end text:name="paragraphnumber_14"/><text:tab/>The Council shall, with the consent of the Minister, prescribe the Au Pair <text:hidden-text text:condition="ooow:" text:string-value="P7:L19" text:is-hidden="true"/>Placement Contract conditions including the educational, cultural and learning <text:hidden-text text:condition="ooow:" text:string-value="P7:L20" text:is-hidden="true"/>content of the Au Pair Placement that must be adhered to.</text:p>
      <text:p text:style-name="subsection"><text:hidden-text text:condition="ooow:" text:string-value="P7:L21" text:is-hidden="true"/><text:tab/><text:reference-mark-start text:name="subsectionnumber_10"/>(<text:sequence text:ref-name="refsubsectionnumber9" text:name="subsectionnumber" text:formula="ooow:subsectionnumber+1" style:num-format="1">5</text:sequence>)<text:reference-mark-end text:name="subsectionnumber_10"/><text:tab/>The Minister may, if he or she so thinks fit, by order confer on the Council such <text:hidden-text text:condition="ooow:" text:string-value="P7:L22" text:is-hidden="true"/>additional functions connected with the functions for the time being of the Council or <text:hidden-text text:condition="ooow:" text:string-value="P7:L23" text:is-hidden="true"/>the services or activities that the Council is authorised for the time being to provide or <text:hidden-text text:condition="ooow:" text:string-value="P7:L24" text:is-hidden="true"/>carry on as he or she considers appropriate.</text:p>
      <text:p text:style-name="shouldernote"><text:hidden-text text:condition="ooow:" text:string-value="P7:L25" text:is-hidden="true"/><text:bookmark-start text:name="toc_book_4"/>Procedures for handling of complaints and disputes arising during Au Pair Placement<text:bookmark-end text:name="toc_book_4"/></text:p>
      <text:p text:style-name="subsection"><text:hidden-text text:condition="ooow:" text:string-value="P7:L26" text:is-hidden="true"/><text:reference-mark-start text:name="sectionnumber_4"/><text:span text:style-name="T2"><text:sequence text:ref-name="refsectionnumber3" text:name="sectionnumber" text:formula="ooow:sectionnumber+1" style:num-format="1">4</text:sequence></text:span><text:reference-mark-end text:name="sectionnumber_4"/><text:span text:style-name="T2">.</text:span><text:tab/><text:reference-mark-start text:name="subsectionnumber_11"/>(<text:sequence text:ref-name="refsubsectionnumber10" text:name="subsectionnumber" style:num-format="1">1</text:sequence>)<text:reference-mark-end text:name="subsectionnumber_11"/><text:tab/>The Council shall establish a process for the hearing of disputes that may arise <text:hidden-text text:condition="ooow:" text:string-value="P7:L27" text:is-hidden="true"/>between an Au Pair and a Host or between a Host and an Agency or between an Au <text:hidden-text text:condition="ooow:" text:string-value="P7:L28" text:is-hidden="true"/>Pair and an Agency.</text:p>
      <text:p text:style-name="subsection"><text:hidden-text text:condition="ooow:" text:string-value="P7:L29" text:is-hidden="true"/><text:tab/><text:reference-mark-start text:name="subsectionnumber_12"/>(<text:sequence text:ref-name="refsubsectionnumber11" text:name="subsectionnumber" text:formula="ooow:subsectionnumber+1" style:num-format="1">2</text:sequence>)<text:reference-mark-end text:name="subsectionnumber_12"/><text:tab/>The Council may establish a resolution process between an Au Pair and a Host via an <text:hidden-text text:condition="ooow:" text:string-value="P7:L30" text:is-hidden="true"/>Agency or another third party body, subject to the condition that the Au Pair can <text:hidden-text text:condition="ooow:" text:string-value="P7:L31" text:is-hidden="true"/>appeal the recommendations and/or decision of the Agency or third party body to the <text:hidden-text text:condition="ooow:" text:string-value="P7:L32" text:is-hidden="true"/>Council.</text:p>
      <text:p text:style-name="subsection"><text:hidden-text text:condition="ooow:" text:string-value="P7:L33" text:is-hidden="true"/><text:tab/><text:reference-mark-start text:name="subsectionnumber_13"/>(<text:sequence text:ref-name="refsubsectionnumber12" text:name="subsectionnumber" text:formula="ooow:subsectionnumber+1" style:num-format="1">3</text:sequence>)<text:reference-mark-end text:name="subsectionnumber_13"/><text:tab/>Without prejudice to any other action that might be brought against a host or an <text:hidden-text text:condition="ooow:" text:string-value="P7:L34" text:is-hidden="true"/>accredited Agency under this Act or otherwise, but subject to <text:span text:style-name="T3">section</text:span> <text:span text:style-name="T3"><text:reference-ref text:reference-format="text" text:ref-name="sectionnumber_1">1</text:reference-ref></text:span>, if an Au Pair <text:hidden-text text:condition="ooow:" text:string-value="P7:L35" text:is-hidden="true"/>and his or her Host or Agency cannot agree on the appropriate entitlement of the Au <text:hidden-text text:condition="ooow:" text:string-value="P7:L36" text:is-hidden="true"/>Pair to pocket money or in accordance with this Act resulting in an alleged under-<text:hidden-text text:condition="ooow:" text:string-value="P7:L37" text:is-hidden="true"/>payment of pocket money to the Au Pair, the Au Pair or the Host or the Agency, or the <text:hidden-text text:condition="ooow:" text:string-value="P7:L38" text:is-hidden="true"/>representative of either of them with their respective consent, may, by notice in <text:hidden-text text:condition="ooow:" text:string-value="P7:L39" text:is-hidden="true"/>writing containing such particulars, if any, as may be prescribed, refer the dispute to <text:hidden-text text:condition="ooow:" text:string-value="P7:L40" text:is-hidden="true"/>the Council for the Council’s decision.</text:p>
      <text:p text:style-name="shouldernote"><text:soft-page-break/><text:hidden-text text:condition="ooow:" text:string-value="P8:L1" text:is-hidden="true"/><text:bookmark-start text:name="toc_book_5"/>Accredited Agencies and Registration of Au Pair Placement Contracts<text:bookmark-end text:name="toc_book_5"/></text:p>
      <text:p text:style-name="subsection"><text:hidden-text text:condition="ooow:" text:string-value="P8:L2" text:is-hidden="true"/><text:reference-mark-start text:name="sectionnumber_5"/><text:span text:style-name="T2"><text:sequence text:ref-name="refsectionnumber4" text:name="sectionnumber" text:formula="ooow:sectionnumber+1" style:num-format="1">5</text:sequence></text:span><text:reference-mark-end text:name="sectionnumber_5"/><text:span text:style-name="T2">.</text:span><text:tab/><text:reference-mark-start text:name="subsectionnumber_14"/>(<text:sequence text:ref-name="refsubsectionnumber13" text:name="subsectionnumber" style:num-format="1">1</text:sequence>)<text:reference-mark-end text:name="subsectionnumber_14"/><text:tab/>The Council, with the consent of the Minister⁠—</text:p>
      <text:p text:style-name="paragraph"><text:hidden-text text:condition="ooow:" text:string-value="P8:L3" text:is-hidden="true"/><text:tab/><text:reference-mark-start text:name="paragraphnumber_15"/>(<text:sequence text:ref-name="refparagraphnumber14" text:name="paragraphnumber" text:formula="ooow:1" style:num-format="a">a</text:sequence>)<text:reference-mark-end text:name="paragraphnumber_15"/><text:tab/>shall establish a system of accreditation for Agencies, according to educational, <text:hidden-text text:condition="ooow:" text:string-value="P8:L4" text:is-hidden="true"/>training and cultural programme standards specifying the relationship between <text:hidden-text text:condition="ooow:" text:string-value="P8:L5" text:is-hidden="true"/>the Au Pair, the Host and the Agency, which enables these bodies to register Au <text:hidden-text text:condition="ooow:" text:string-value="P8:L6" text:is-hidden="true"/>Pair Placement Contracts,</text:p>
      <text:p text:style-name="paragraph"><text:hidden-text text:condition="ooow:" text:string-value="P8:L7" text:is-hidden="true"/><text:tab/><text:reference-mark-start text:name="paragraphnumber_16"/>(<text:sequence text:ref-name="refparagraphnumber15" text:name="paragraphnumber" text:formula="ooow:paragraphnumber+1" style:num-format="a">b</text:sequence>)<text:reference-mark-end text:name="paragraphnumber_16"/><text:tab/>shall establish standards by which accredited agencies must comply, the breach of <text:hidden-text text:condition="ooow:" text:string-value="P8:L8" text:is-hidden="true"/>which will result in an agency losing its accreditation,</text:p>
      <text:p text:style-name="paragraph"><text:hidden-text text:condition="ooow:" text:string-value="P8:L9" text:is-hidden="true"/><text:tab/><text:reference-mark-start text:name="paragraphnumber_17"/>(<text:sequence text:ref-name="refparagraphnumber16" text:name="paragraphnumber" text:formula="ooow:paragraphnumber+1" style:num-format="a">c</text:sequence>)<text:reference-mark-end text:name="paragraphnumber_17"/><text:tab/>shall establish a mechanism for the ongoing control and monitoring of accredited <text:hidden-text text:condition="ooow:" text:string-value="P8:L10" text:is-hidden="true"/>agencies based on transparent and ethical codes of conduct, mechanisms of <text:hidden-text text:condition="ooow:" text:string-value="P8:L11" text:is-hidden="true"/>control and the specific objective of protecting the Au Pair,</text:p>
      <text:p text:style-name="paragraph"><text:hidden-text text:condition="ooow:" text:string-value="P8:L12" text:is-hidden="true"/><text:tab/><text:reference-mark-start text:name="paragraphnumber_18"/>(<text:sequence text:ref-name="refparagraphnumber17" text:name="paragraphnumber" text:formula="ooow:paragraphnumber+1" style:num-format="a">d</text:sequence>)<text:reference-mark-end text:name="paragraphnumber_18"/><text:tab/>may decide, subject to a breach or breaches of standards as established by the <text:hidden-text text:condition="ooow:" text:string-value="P8:L13" text:is-hidden="true"/>Council standards as assigned by <text:span text:style-name="T3">subsection</text:span> <text:span text:style-name="T3"><text:reference-ref text:reference-format="text" text:ref-name="subsectionnumber_14">(1)</text:reference-ref></text:span><text:span text:style-name="T3"><text:reference-ref text:reference-format="text" text:ref-name="paragraphnumber_16">(b)</text:reference-ref></text:span> in this section, withdraw <text:hidden-text text:condition="ooow:" text:string-value="P8:L14" text:is-hidden="true"/>accreditation from an Agency. An Agency which has been previously accredited may appeal the withdrawal of <text:hidden-text text:condition="ooow:" text:string-value="P8:L16" text:is-hidden="true"/>their accreditation to the Secretary General of the Department.</text:p>
      <text:p text:style-name="subsection"><text:hidden-text text:condition="ooow:" text:string-value="P8:L17" text:is-hidden="true"/><text:tab/><text:reference-mark-start text:name="subsectionnumber_15"/>(<text:sequence text:ref-name="refsubsectionnumber14" text:name="subsectionnumber" text:formula="ooow:subsectionnumber+1" style:num-format="1">2</text:sequence>)<text:reference-mark-end text:name="subsectionnumber_15"/><text:tab/>The Agency, so accredited, shall⁠—</text:p>
      <text:p text:style-name="paragraph"><text:hidden-text text:condition="ooow:" text:string-value="P8:L18" text:is-hidden="true"/><text:tab/><text:reference-mark-start text:name="paragraphnumber_20"/>(<text:sequence text:ref-name="refparagraphnumber18" text:name="paragraphnumber" text:formula="ooow:1" style:num-format="a">a</text:sequence>)<text:reference-mark-end text:name="paragraphnumber_20"/><text:tab/>ensure that all Au Pair Placement Contracts meet the terms of this Act,</text:p>
      <text:p text:style-name="paragraph"><text:hidden-text text:condition="ooow:" text:string-value="P8:L19" text:is-hidden="true"/><text:tab/><text:reference-mark-start text:name="paragraphnumber_21"/>(<text:sequence text:ref-name="refparagraphnumber19" text:name="paragraphnumber" text:formula="ooow:paragraphnumber+1" style:num-format="a">b</text:sequence>)<text:reference-mark-end text:name="paragraphnumber_21"/><text:tab/>maintain an up-to-date register of all Au Pair Placement Contracts, the content of <text:hidden-text text:condition="ooow:" text:string-value="P8:L20" text:is-hidden="true"/>which shall be established by the Council,</text:p>
      <text:p text:style-name="paragraph"><text:hidden-text text:condition="ooow:" text:string-value="P8:L21" text:is-hidden="true"/><text:tab/><text:reference-mark-start text:name="paragraphnumber_22"/>(<text:sequence text:ref-name="refparagraphnumber20" text:name="paragraphnumber" text:formula="ooow:paragraphnumber+1" style:num-format="a">c</text:sequence>)<text:reference-mark-end text:name="paragraphnumber_22"/><text:tab/>maintain a register of decisions, following the investigation of complaints of Au <text:hidden-text text:condition="ooow:" text:string-value="P8:L22" text:is-hidden="true"/>Pairs by Hosts and Hosts by Au Pairs. The information on this register is to be <text:hidden-text text:condition="ooow:" text:string-value="P8:L23" text:is-hidden="true"/>made available to potential Au Pairs, Hosts as well other Agencies. This Register <text:hidden-text text:condition="ooow:" text:string-value="P8:L24" text:is-hidden="true"/>must also be made available to the Council upon request.</text:p>
      <text:p text:style-name="shouldernote"><text:hidden-text text:condition="ooow:" text:string-value="P8:L25" text:is-hidden="true"/><text:bookmark-start text:name="toc_book_6"/>Ministerial Authority<text:bookmark-end text:name="toc_book_6"/></text:p>
      <text:p text:style-name="subsection"><text:hidden-text text:condition="ooow:" text:string-value="P8:L26" text:is-hidden="true"/><text:reference-mark-start text:name="sectionnumber_6"/><text:span text:style-name="T2"><text:sequence text:ref-name="refsectionnumber5" text:name="sectionnumber" text:formula="ooow:sectionnumber+1" style:num-format="1">6</text:sequence></text:span><text:reference-mark-end text:name="sectionnumber_6"/><text:span text:style-name="T2">.</text:span><text:tab/><text:reference-mark-start text:name="subsectionnumber_16"/>(<text:sequence text:ref-name="refsubsectionnumber15" text:name="subsectionnumber" style:num-format="1">1</text:sequence>)<text:reference-mark-end text:name="subsectionnumber_16"/><text:tab/>The Minister may make regulations prescribing such matters as may be necessary or <text:hidden-text text:condition="ooow:" text:string-value="P8:L27" text:is-hidden="true"/>expedient under this Act and may make such other regulations as are necessary or <text:hidden-text text:condition="ooow:" text:string-value="P8:L28" text:is-hidden="true"/>expedient for the purpose of giving effect to this Act.</text:p>
      <text:p text:style-name="subsection"><text:hidden-text text:condition="ooow:" text:string-value="P8:L29" text:is-hidden="true"/><text:tab/><text:reference-mark-start text:name="subsectionnumber_17"/>(<text:sequence text:ref-name="refsubsectionnumber16" text:name="subsectionnumber" text:formula="ooow:subsectionnumber+1" style:num-format="1">2</text:sequence>)<text:reference-mark-end text:name="subsectionnumber_17"/><text:tab/>Regulations made under this section may contain such incidental, supplementary and <text:hidden-text text:condition="ooow:" text:string-value="P8:L30" text:is-hidden="true"/>consequential provisions as appear to the Minister to be necessary.</text:p>
      <text:p text:style-name="shouldernote"><text:hidden-text text:condition="ooow:" text:string-value="P8:L31" text:is-hidden="true"/><text:bookmark-start text:name="toc_book_7"/>Short title and commencement<text:bookmark-end text:name="toc_book_7"/></text:p>
      <text:p text:style-name="subsection"><text:hidden-text text:condition="ooow:" text:string-value="P8:L32" text:is-hidden="true"/><text:reference-mark-start text:name="sectionnumber_7"/><text:span text:style-name="T2"><text:sequence text:ref-name="refsectionnumber6" text:name="sectionnumber" text:formula="ooow:sectionnumber+1" style:num-format="1">7</text:sequence></text:span><text:reference-mark-end text:name="sectionnumber_7"/><text:span text:style-name="T2">.</text:span><text:tab/><text:reference-mark-start text:name="subsectionnumber_18"/>(<text:sequence text:ref-name="refsubsectionnumber17" text:name="subsectionnumber" style:num-format="1">1</text:sequence>)<text:reference-mark-end text:name="subsectionnumber_18"/><text:tab/>This Act may be cited as the Au Pair Placement Act 2016.</text:p>
      <text:p text:style-name="subsection"><text:hidden-text text:condition="ooow:" text:string-value="P8:L33" text:is-hidden="true"/><text:tab/><text:reference-mark-start text:name="subsectionnumber_19"/>(<text:sequence text:ref-name="refsubsectionnumber18" text:name="subsectionnumber" text:formula="ooow:subsectionnumber+1" style:num-format="1">2</text:sequence>)<text:reference-mark-end text:name="subsectionnumber_19"/><text:tab/>This Act shall come into operation on such day or days as the Minister may appoint <text:hidden-text text:condition="ooow:" text:string-value="P8:L34" text:is-hidden="true"/>by order or orders either generally or with reference to any particular purpose or <text:hidden-text text:condition="ooow:" text:string-value="P8:L35" text:is-hidden="true"/>provision and different days may be so appointed for different purposes or provisions.</text:p>
      <text:p text:style-name="P12"><text:hidden-text text:condition="ooow:" text:string-value="P9:L1" text:is-hidden="true"/> </text:p>
      <table:table table:name="Table1" table:style-name="Table1">
        <table:table-column table:style-name="Table1.A"/>
        <table:table-column table:style-name="Table1.B"/>
        <table:table-row>
          <table:table-cell table:style-name="Table1.A1" office:value-type="string">
            <text:p text:style-name="P20"><text:hidden-text text:condition="ooow:" text:string-value="P10:L1" text:is-hidden="true"/>An Bille um Ionadúchán <text:span text:style-name="T4">Au Pair</text:span>, 2016</text:p>
            <text:p text:style-name="P17"><text:hidden-text text:condition="ooow:" text:string-value="P10:L2" text:is-hidden="true"/><text:span text:style-name="bold_5f_noitalic_5f_nounderline"><text:span text:style-name="T5"> </text:span></text:span></text:p>
            <text:p text:style-name="P22"><text:hidden-text text:condition="ooow:" text:string-value="P10:L3" text:is-hidden="true"/> <text:s text:c="22"/></text:p>
            <text:p text:style-name="P19"><text:hidden-text text:condition="ooow:" text:string-value="P10:L4" text:is-hidden="true"/>BILLE</text:p>
            <text:p text:style-name="P24"><text:hidden-text text:condition="ooow:" text:string-value="P10:L5" text:is-hidden="true"/>(mar a tionscnaíodh)</text:p>
            <text:p text:style-name="P24"><text:hidden-text text:condition="ooow:" text:string-value="P10:L6" text:is-hidden="true"/>d<text:span text:style-name="T9">á ngairtear</text:span></text:p>
            <text:p text:style-name="P17"><text:hidden-text text:condition="ooow:" text:string-value="P10:L7" text:is-hidden="true"/> </text:p>
            <text:p text:style-name="backpageprovision_5f_no_5f_line_5f_numbering"><text:hidden-text text:condition="ooow:" text:string-value="P10:L8" text:is-hidden="true"/><text:span text:style-name="T10">Acht chun gur fearr a chosnófar cearta daoine óga </text:span><text:span text:style-name="T10"><text:hidden-text text:condition="ooow:" text:string-value="P10:L9" text:is-hidden="true"/></text:span><text:span text:style-name="T10">atá ar chláir malartaithe chultúrtha agus </text:span><text:span text:style-name="T10"><text:hidden-text text:condition="ooow:" text:string-value="P10:L10" text:is-hidden="true"/></text:span><text:span text:style-name="T10">oideachais ina ndéantar 30 uair an chloig oibre </text:span><text:span text:style-name="T10"><text:hidden-text text:condition="ooow:" text:string-value="P10:L11" text:is-hidden="true"/></text:span><text:span text:style-name="T10">éadroime tí ar a mhéad in aghaidh na seachtaine </text:span><text:span text:style-name="T10"><text:hidden-text text:condition="ooow:" text:string-value="P10:L12" text:is-hidden="true"/></text:span><text:span text:style-name="T10">mar mhalairt ar fháilteachas, lóistín agus airgead </text:span><text:span text:style-name="T10"><text:hidden-text text:condition="ooow:" text:string-value="P10:L13" text:is-hidden="true"/></text:span><text:span text:style-name="T10">póca, ar a dtabharfar ‘Ionadúcháin </text:span><text:span text:style-name="T11">Au Pair</text:span><text:span text:style-name="T10">’; do </text:span><text:span text:style-name="T10"><text:hidden-text text:condition="ooow:" text:string-value="P10:L14" text:is-hidden="true"/></text:span><text:span text:style-name="T10">bhunú Comhairle Creidiúnúcháin </text:span><text:span text:style-name="T11">Au Pair</text:span><text:span text:style-name="T10"> nua a </text:span><text:span text:style-name="T10"><text:hidden-text text:condition="ooow:" text:string-value="P10:L15" text:is-hidden="true"/></text:span><text:span text:style-name="T10">mbeidh sé de chúram uirthi na cearta sin a </text:span><text:span text:style-name="T10"><text:hidden-text text:condition="ooow:" text:string-value="P10:L16" text:is-hidden="true"/></text:span><text:span text:style-name="T10">chosaint agus maoirseacht agus clárú a </text:span><text:span text:style-name="T10"><text:hidden-text text:condition="ooow:" text:string-value="P10:L17" text:is-hidden="true"/></text:span><text:span text:style-name="T10">dhéanamh ar Ionadúcháin </text:span><text:span text:style-name="T11">Au Pair</text:span><text:span text:style-name="T10">; do thabhairt </text:span><text:span text:style-name="T10"><text:hidden-text text:condition="ooow:" text:string-value="P10:L18" text:is-hidden="true"/></text:span><text:span text:style-name="T10">cumhachtaí don Aire iomchuí chun rialacháin a </text:span><text:span text:style-name="T10"><text:hidden-text text:condition="ooow:" text:string-value="P10:L19" text:is-hidden="true"/></text:span><text:span text:style-name="T10">dhéanamh ina míneofar cearta agus freagrachtaí </text:span><text:span text:style-name="T10"><text:hidden-text text:condition="ooow:" text:string-value="P10:L20" text:is-hidden="true"/></text:span><text:span text:style-name="T10">daoine atá páirteach i malartuithe </text:span><text:span text:style-name="T11">Au Pair</text:span><text:span text:style-name="T10">, </text:span><text:span text:style-name="T10"><text:hidden-text text:condition="ooow:" text:string-value="P10:L21" text:is-hidden="true"/></text:span><text:span text:style-name="T10">gníomhaireachtaí creidiúnaithe agus na </text:span><text:span text:style-name="T10"><text:hidden-text text:condition="ooow:" text:string-value="P10:L22" text:is-hidden="true"/></text:span><text:span text:style-name="T10">Comhairle Creidiúnúcháin </text:span><text:span text:style-name="T11">Au Pair</text:span><text:span text:style-name="T10">.</text:span><text:span text:style-name="bold_5f_noitalic_5f_nounderline"><text:span text:style-name="T8"><text:line-break/></text:span></text:span><text:span text:style-name="bold_5f_noitalic_5f_nounderline"><text:span text:style-name="T8"><text:hidden-text text:condition="ooow:" text:string-value="P10:L23" text:is-hidden="true"/></text:span></text:span></text:p>
            <text:p text:style-name="P22"><text:hidden-text text:condition="ooow:" text:string-value="P10:L24" text:is-hidden="true"/> </text:p>
            <text:p text:style-name="P16"><text:hidden-text text:condition="ooow:" text:string-value="P10:L25" text:is-hidden="true"/>An Teachta Anne Rabbitte a thug isteach,</text:p>
            <text:p text:style-name="P15"><text:hidden-text text:condition="ooow:" text:string-value="P10:L26" text:is-hidden="true"/>30 <text:span text:style-name="T4">Meitheamh,</text:span> 2016</text:p>
            <text:p text:style-name="P23"><text:hidden-text text:condition="ooow:" text:string-value="P10:L27" text:is-hidden="true"/> </text:p>
            <text:p text:style-name="P18"><text:hidden-text text:condition="ooow:" text:string-value="P10:L28" text:is-hidden="true"/> </text:p>
          </table:table-cell>
          <table:table-cell table:style-name="Table1.B1" office:value-type="string">
            <text:p text:style-name="P20">Au Pair Placement Bill 2016</text:p>
            <text:p text:style-name="P17"><text:span text:style-name="bold_5f_noitalic_5f_nounderline"><text:span text:style-name="T5"/></text:span></text:p>
            <text:p text:style-name="P21"><text:s/></text:p>
            <text:p text:style-name="P19">BILL</text:p>
            <text:p text:style-name="P24">(as initiated)</text:p>
            <text:p text:style-name="P24">entitled</text:p>
            <text:p text:style-name="P17"/>
            <text:p text:style-name="backpageprovision_5f_no_5f_line_5f_numbering">An Act for the purposes of the better protection of rights of young people on cultural and education exchange programmes with no more than 30 hours light domestic help per week in exchange for hospitality, lodging and pocket money, to be known as ‘Au Pair Placements’; to set up a new Au Pair Accreditation Council tasked with the protection of these rights and the oversight and registration of Au Pair Placements; to give the relevant Minister powers to make regulations defining the rights and responsibilities of those participating in Au Pair exchanges, accredited agencies and the Au Pair Accreditation Council.<text:line-break/><text:line-break/><text:span text:style-name="bold_5f_noitalic_5f_nounderline"><text:span text:style-name="T5"><text:line-break/></text:span></text:span></text:p>
            <text:p text:style-name="P21"/>
            <text:p text:style-name="P16">Introduced by Deputy Anne Rabbitte,</text:p>
            <text:p text:style-name="P15">30<text:span text:style-name="T4">th June,</text:span> 2016</text:p>
            <text:p text:style-name="P21"/>
            <text:p text:style-name="P17"/>
          </table:table-cell>
        </table:table-row>
      </table:table>
      <text:p text:style-name="Standard"><text:hidden-text text:condition="ooow:" text:string-value="P10:L29"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text-transform="uppercas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5">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10</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54 of 2016" text:name="Footer"/>
        </text:user-field-decls>
        <text:p text:style-name="P2"><text:span text:style-name="T1"><text:tab/>[</text:span><text:span text:style-name="T1"><text:user-field-get text:name="Footer">No. 54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10</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10</text:page-number></text:p>
      </style:footer>
    </style:master-page>
    <style:master-page style:name="frontcover" style:page-layout-name="pm11" style:next-style-name="First_20_Page">
      <style:footer>
        <text:p text:style-name="P4"/>
        <text:p text:style-name="P4">[No. 54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26:34</dc:date>
    <meta:printed-by>Nici Higgins</meta:printed-by>
    <meta:print-date>2009-05-27T14:24:24</meta:print-date>
    <meta:editing-cycles>628</meta:editing-cycles>
    <meta:editing-duration>P2DT6H30M53S</meta:editing-duration>
    <meta:user-defined meta:name="Info 1"/>
    <meta:user-defined meta:name="Info 2"/>
    <meta:user-defined meta:name="Info 3"/>
    <meta:user-defined meta:name="Info 4"/>
    <meta:document-statistic meta:table-count="1" meta:image-count="0" meta:object-count="0" meta:page-count="10" meta:paragraph-count="112" meta:word-count="1862" meta:character-count="11574"/>
  </office:meta>
</office:document-meta>
</file>